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aco" svg:font-family="Monaco, Menlo, Consolas, 'Courier New', monospace"/>
    <style:font-face style:name="Ubuntu" svg:font-family="Ubuntu, Tahoma, 'Helvetica Neue', Helvetica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b94e4" officeooo:paragraph-rsid="000b94e4"/>
    </style:style>
    <style:style style:name="P2" style:family="paragraph" style:parent-style-name="Text_20_body">
      <style:text-properties officeooo:paragraph-rsid="000d766b"/>
    </style:style>
    <style:style style:name="P3" style:family="paragraph" style:parent-style-name="Text_20_body" style:list-style-name="L4">
      <style:text-properties officeooo:paragraph-rsid="000d766b"/>
    </style:style>
    <style:style style:name="P4" style:family="paragraph" style:parent-style-name="Quotations" style:list-style-name="L3">
      <style:text-properties officeooo:paragraph-rsid="000b94e4"/>
    </style:style>
    <style:style style:name="P5" style:family="paragraph" style:parent-style-name="Quotations" style:list-style-name="L3">
      <style:text-properties officeooo:paragraph-rsid="000d766b"/>
    </style:style>
    <style:style style:name="P6" style:family="paragraph" style:parent-style-name="Heading_20_1">
      <style:text-properties officeooo:paragraph-rsid="0009fb43"/>
    </style:style>
    <style:style style:name="T1" style:family="text">
      <style:text-properties officeooo:rsid="0009fb43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First Bootloader</text:span></text:h>
      <text:h text:style-name="Heading_20_3" text:outline-level="3">Bootloader</text:h>
      <text:list xml:id="list3431283031" text:style-name="L3">
        <text:list-item>
          <text:p text:style-name="P4">Stored in the Master Boot Record (MBR), on the first sector of the disk</text:p>
        </text:list-item>
        <text:list-item>
          <text:p text:style-name="P4">Size is exactly 1 sector, or 512 bytes</text:p>
        </text:list-item>
        <text:list-item>
          <text:p text:style-name="P4">Ends with a signature of 0x55 and 0xaa at bytes 511 and 512</text:p>
        </text:list-item>
        <text:list-item>
          <text:p text:style-name="P4">Loaded by the BIOS POST interrupt 0x19 at address 0x7c00</text:p>
        </text:list-item>
        <text:list-item>
          <text:p text:style-name="P5">Runs in 16 bits mode</text:p>
        </text:list-item>
      </text:list>
      <text:h text:style-name="Heading_20_3" text:outline-level="3">16 bits real mode:</text:h>
      <text:p text:style-name="P2">Real mode is an operating mode of all x86-compatible CPUs. The x86 family is backward compatible with the old DOS systems. Because they were 16 bits, all x86 compatible computers boot into 16 bits mode.</text:p>
      <text:list xml:id="list437801883" text:style-name="L4">
        <text:list-item>
          <text:p text:style-name="P3">Uses the native segment:offset memory model</text:p>
        </text:list-item>
        <text:list-item>
          <text:p text:style-name="P3">Limited to 1 MB of memory</text:p>
        </text:list-item>
        <text:list-item>
          <text:p text:style-name="P3">Limited to the 16 bits registers</text:p>
        </text:list-item>
        <text:list-item>
          <text:p text:style-name="P3">No virtual memory</text:p>
        </text:list-item>
        <text:list-item>
          <text:p text:style-name="P3">No memory protection</text:p>
        </text:list-item>
        <text:list-item>
          <text:p text:style-name="P3">No multitasking</text:p>
        </text:list-item>
        <text:list-item>
          <text:p text:style-name="P3">No code privilege</text:p>
        </text:list-item>
      </text:list>
      <text:p text:style-name="P1"><text:span text:style-name="T2">Objectives</text:span>:</text:p>
      <text:p text:style-name="P1">It will only print the name of our system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aco" svg:font-family="Monaco, Menlo, Consolas, 'Courier New', monospace"/>
    <style:font-face style:name="Ubuntu" svg:font-family="Ubuntu, Tahoma, 'Helvetica Neue', Helvetica, Arial, sans-serif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7:50:59.833930078</meta:creation-date>
    <meta:generator>LibreOffice/5.4.1.2.0$Linux_X86_64 LibreOffice_project/40m0$Build-2</meta:generator>
    <dc:date>2017-11-24T19:47:31.795208364</dc:date>
    <meta:editing-duration>PT1H36M10S</meta:editing-duration>
    <meta:editing-cycles>3</meta:editing-cycles>
    <meta:document-statistic meta:table-count="0" meta:image-count="0" meta:object-count="0" meta:page-count="1" meta:paragraph-count="18" meta:word-count="143" meta:character-count="723" meta:non-whitespace-character-count="610"/>
  </office:meta>
</office:document-meta>
</file>